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39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rnal Rekayasa Perangkat Lunak</text:p>
      <text:p text:style-name="Standard"/>
      <text:p text:style-name="Standard">Nama : Irsyad Husni Aqiila</text:p>
      <text:p text:style-name="Standard"/>
      <text:p text:style-name="Standard">Kode Pelajaran : RPL/0<text:span text:style-name="T1">2</text:span></text:p>
      <text:p text:style-name="Standard"/>
      <text:p text:style-name="Standard">Kelas : XI RPL 1 </text:p>
      <text:p text:style-name="Standard"/>
      <text:p text:style-name="Standard">Nama Guru : - Kang Chandra</text:p>
      <text:p text:style-name="Standard"><text:tab/> <text:s text:c="9"/>- Pa Wildan</text:p>
      <text:p text:style-name="Standard"><text:tab/> <text:s text:c="9"/>- Kang Mulki</text:p>
      <text:p text:style-name="Standard"/>
      <text:p text:style-name="Standard">Materi Pembelajaran :</text:p>
      <text:p text:style-name="Standard">- <text:span text:style-name="T1">Konsep MVC</text:span></text:p>
      <text:p text:style-name="Standard"/>
      <text:p text:style-name="Standard">Tujuan Pembelajaran :</text:p>
      <text:p text:style-name="Standard">- Agar Seluruh Siswa Dapat Mengetahui <text:span text:style-name="T1">Tentang Konsep MVC</text:span></text:p>
      <text:p text:style-name="Standard"/>
      <text:p text:style-name="Standard"/>
      <text:p text:style-name="Standard">Alat Dan Bahan :</text:p>
      <text:p text:style-name="Standard">- Laptop</text:p>
      <text:p text:style-name="Standard">- Buku</text:p>
      <text:p text:style-name="Standard">- Alat Tulis</text:p>
      <text:p text:style-name="Standard">- Jaringan</text:p>
      <text:p text:style-name="Standard"/>
      <text:p text:style-name="Standard"/>
      <text:p text:style-name="Standard">Langkah Pembelajaran :</text:p>
      <text:p text:style-name="Standard"/>
      <text:p text:style-name="Standard">A. Persiapan:</text:p>
      <text:p text:style-name="Standard"/>
      <text:p text:style-name="Standard">- Siswa Baris Di Depan Lab Untuk Berdoa Dan Yel Yel</text:p>
      <text:p text:style-name="Standard">- Siswa Duduk Dan Di Absen Oleh Guru</text:p>
      <text:p text:style-name="Standard">- Siswa Mengambil Laptop Masing Masing</text:p>
      <text:p text:style-name="Standard"/>
      <text:p text:style-name="Standard">B.Kegiatan Inti:</text:p>
      <text:p text:style-name="Standard"/>
      <text:p text:style-name="Standard">- <text:span text:style-name="T1">Siswa Mencatat Tentang Konsep MVC</text:span></text:p>
      <text:p text:style-name="Standard">- <text:span text:style-name="T1">Guru Menjelaskan Apa Itu Konsep MVC</text:span></text:p>
      <text:p text:style-name="Standard">- <text:span text:style-name="T1">Sebagian Siswa Menerangkan Kembali Apa Yang Di Jelaskan Oleh Guru Tadi</text:span></text:p>
      <text:p text:style-name="Standard"/>
      <text:p text:style-name="Standard">C.Penutup:</text:p>
      <text:p text:style-name="Standard"/>
      <text:p text:style-name="Standard">- Siswa Melaksanakan Shalat Dzuhur</text:p>
      <text:p text:style-name="Standard">- Siswa Membereskan Laptop Dan Alat Tulis</text:p>
      <text:p text:style-name="Standard">- Siswa Baris Di Depan Lab Untuk Berdoa Dan Pulang</text:p>
      <text:p text:style-name="Standard"/>
      <text:p text:style-name="Standard"/>
      <text:p text:style-name="Standard">Kesimpulan:</text:p>
      <text:p text:style-name="Standard">“Siswa Mendapatkan Materi <text:span text:style-name="T1">Konsep MVC Dan Memberanikan Diri Untuk Menjelaskan Ulang Yang Dijelaskan Guru</text:span>”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4T08:00:38.304071039</meta:creation-date>
    <dc:date>2020-01-24T08:07:06.331928932</dc:date>
    <meta:editing-duration>PT6M29S</meta:editing-duration>
    <meta:editing-cycles>1</meta:editing-cycles>
    <meta:document-statistic meta:table-count="0" meta:image-count="0" meta:object-count="0" meta:page-count="1" meta:paragraph-count="31" meta:word-count="156" meta:character-count="900" meta:non-whitespace-character-count="752"/>
    <meta:generator>LibreOffice/6.3.2.2$Linux_X86_64 LibreOffice_project/30$Build-2</meta:generator>
  </office:meta>
</office:document-meta>
</file>